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10000001041B82C007326BF83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faf46" draw:textarea-horizontal-align="justify" draw:textarea-vertical-align="middle" draw:auto-grow-height="false" fo:min-height="3.941cm" fo:min-width="3.69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0.258cm" fo:min-width="0.00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379cm" fo:min-width="0.758cm"/>
    </style:style>
    <style:style style:name="gr7" style:family="graphic" style:parent-style-name="standard">
      <style:graphic-properties svg:stroke-color="#b2b2b2" draw:fill="solid" draw:fill-color="#000000" draw:textarea-horizontal-align="justify" draw:textarea-vertical-align="middle" draw:auto-grow-height="false" fo:min-height="1.401cm" fo:min-width="1.341cm"/>
    </style:style>
    <style:style style:name="gr8" style:family="graphic" style:parent-style-name="standard">
      <style:graphic-properties draw:fill-color="#ffd428" draw:textarea-horizontal-align="justify" draw:textarea-vertical-align="middle" draw:auto-grow-height="false" fo:min-height="0.131cm" fo:min-width="0.548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703cm" fo:min-width="0.452cm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 fo:min-height="0.321cm" fo:min-width="0.072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1.308cm" fo:min-width="3.183cm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0.258cm" fo:min-width="1.954cm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 fo:min-height="0.148cm" fo:min-width="0.357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25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0.919cm" fo:min-width="0.669cm"/>
    </style:style>
    <style:style style:name="gr17" style:family="graphic" style:parent-style-name="standard">
      <style:graphic-properties draw:fill-color="#999999" draw:textarea-horizontal-align="justify" draw:textarea-vertical-align="middle" draw:auto-grow-height="false" fo:min-height="0.919cm" fo:min-width="0.669cm"/>
    </style:style>
    <style:style style:name="P1" style:family="paragraph">
      <loext:graphic-properties draw:fill-color="#3faf46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ffd428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4.191cm" svg:height="4.191cm" svg:x="12.43cm" svg:y="1.25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2" draw:layer="layout" svg:width="0.762cm" svg:height="0.762cm" svg:x="12.53cm" svg:y="4.5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2" draw:text-style-name="P2" draw:layer="layout" svg:width="0.762cm" svg:height="0.762cm" svg:x="15.759cm" svg:y="1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3" draw:layer="layout" svg:width="0.508cm" svg:height="0.508cm" svg:x="13.446cm" svg:y="4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508cm" svg:height="0.508cm" svg:x="14.082cm" svg:y="4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508cm" svg:height="0.508cm" svg:x="15.986cm" svg:y="4.8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508cm" svg:height="0.508cm" svg:x="14.717cm" svg:y="4.837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508cm" svg:height="0.508cm" svg:x="15.353cm" svg:y="4.837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5" draw:text-style-name="P4" draw:layer="layout" svg:width="4.797cm" svg:height="4.585cm" svg:x="4.585cm" svg:y="0.619cm">
          <draw:image xlink:href="Pictures/1000000000000110000001041B82C007326BF835.png" xlink:type="simple" xlink:show="embed" xlink:actuate="onLoad" loext:mime-type="image/png">
            <text:p/>
          </draw:image>
        </draw:frame>
        <draw:g>
          <draw:g>
            <draw:custom-shape draw:style-name="gr6" draw:text-style-name="P5" draw:layer="layout" svg:width="1.778cm" svg:height="0.889cm" svg:x="1.216cm" svg:y="7.8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6" draw:layer="layout" svg:width="1.841cm" svg:height="1.651cm" svg:x="1.699cm" svg:y="7.4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8" draw:text-style-name="P7" draw:layer="layout" svg:width="1.048cm" svg:height="0.381cm" svg:x="12.176cm" svg:y="8.51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8.2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8.41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8" draw:text-style-name="P7" draw:layer="layout" svg:width="1.048cm" svg:height="0.381cm" svg:x="12.176cm" svg:y="7.76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7.47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7.66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8" draw:text-style-name="P7" draw:layer="layout" svg:width="1.048cm" svg:height="0.381cm" svg:x="12.176cm" svg:y="9.26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8.97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9.16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8" draw:text-style-name="P7" draw:layer="layout" svg:width="1.048cm" svg:height="0.381cm" svg:x="12.176cm" svg:y="10.72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10.43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10.62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8" draw:text-style-name="P7" draw:layer="layout" svg:width="1.048cm" svg:height="0.381cm" svg:x="12.176cm" svg:y="9.97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9.68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9.87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8" draw:text-style-name="P7" draw:layer="layout" svg:width="1.048cm" svg:height="0.381cm" svg:x="12.176cm" svg:y="11.47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11.18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11.37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8" draw:text-style-name="P7" draw:layer="layout" svg:width="1.048cm" svg:height="0.381cm" svg:x="12.176cm" svg:y="8.51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8.2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8.41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8" draw:text-style-name="P7" draw:layer="layout" svg:width="1.048cm" svg:height="0.381cm" svg:x="12.176cm" svg:y="7.76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7.47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7.66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8" draw:text-style-name="P7" draw:layer="layout" svg:width="1.048cm" svg:height="0.381cm" svg:x="12.176cm" svg:y="9.26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8.97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9.16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8" draw:text-style-name="P7" draw:layer="layout" svg:width="1.048cm" svg:height="0.381cm" svg:x="12.176cm" svg:y="12.91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12.62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12.81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8" draw:text-style-name="P7" draw:layer="layout" svg:width="1.048cm" svg:height="0.381cm" svg:x="12.176cm" svg:y="12.16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11.87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12.06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8" draw:text-style-name="P7" draw:layer="layout" svg:width="1.048cm" svg:height="0.381cm" svg:x="12.176cm" svg:y="13.66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8" draw:layer="layout" svg:width="0.952cm" svg:height="0.953cm" svg:x="12.748cm" svg:y="13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572cm" svg:height="0.571cm" svg:x="12.938cm" svg:y="13.56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11" draw:text-style-name="P8" draw:layer="layout" svg:width="3.683cm" svg:height="1.558cm" svg:x="10.271cm" svg:y="15.57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2" draw:text-style-name="P10" draw:layer="layout" svg:width="2.454cm" svg:height="0.508cm" svg:x="13.954cm" svg:y="16.09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0" draw:layer="layout" svg:width="1.211cm" svg:height="0.562cm" svg:x="16.245cm" svg:y="16.0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4" draw:text-style-name="P8" draw:layer="layout" svg:width="0.127cm" svg:height="0.508cm" svg:x="14.389cm" svg:y="16.09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8" draw:layer="layout" svg:width="0.127cm" svg:height="0.508cm" svg:x="15.152cm" svg:y="16.09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8" draw:layer="layout" svg:width="0.127cm" svg:height="0.508cm" svg:x="15.913cm" svg:y="16.09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frame draw:style-name="gr15" draw:text-style-name="P11" draw:layer="layout" svg:width="3.872cm" svg:height="0.962cm" svg:x="0.619cm" svg:y="9.944cm">
          <draw:text-box>
            <text:p>~6.4V - 38V</text:p>
          </draw:text-box>
        </draw:frame>
        <draw:custom-shape draw:style-name="gr16" draw:text-style-name="P5" draw:layer="layout" svg:width="1.651cm" svg:height="1.651cm" svg:x="14.716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651cm" svg:height="1.651cm" svg:x="12.838cm" svg:y="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1T20:02:24.066630492</meta:creation-date>
    <dc:date>2019-06-01T20:53:16.643676398</dc:date>
    <meta:editing-duration>PT24M54S</meta:editing-duration>
    <meta:editing-cycles>5</meta:editing-cycles>
    <meta:generator>LibreOffice/6.2.4.2$MacOSX_X86_64 LibreOffice_project/2412653d852ce75f65fbfa83fb7e7b669a126d64</meta:generator>
    <meta:document-statistic meta:object-count="91"/>
  </office:meta>
</office:document-meta>
</file>